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10000012DE3C5AA50FCEC93CE.png" manifest:media-type="image/png"/>
  <manifest:file-entry manifest:full-path="Pictures/10000000000001720000052817F82AABD502E0BB.png" manifest:media-type="image/png"/>
  <manifest:file-entry manifest:full-path="Pictures/100000000000016D00000466F815E38D241E1C43.png" manifest:media-type="image/png"/>
  <manifest:file-entry manifest:full-path="Pictures/100000000000029700000345F823A41F65F51397.png" manifest:media-type="image/png"/>
  <manifest:file-entry manifest:full-path="Pictures/1000000000000293000004C5A4E07987E7750303.png" manifest:media-type="image/png"/>
  <manifest:file-entry manifest:full-path="Pictures/10000000000002960000049B7631DB2CF3075B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7d13b" officeooo:paragraph-rsid="0017d13b"/>
    </style:style>
    <style:style style:name="P2" style:family="paragraph" style:parent-style-name="Standard">
      <style:text-properties style:font-name="Liberation Sans" officeooo:rsid="001aac1d" officeooo:paragraph-rsid="001aac1d"/>
    </style:style>
    <style:style style:name="P3" style:family="paragraph" style:parent-style-name="Standard">
      <style:text-properties style:font-name="Liberation Sans" officeooo:rsid="001aac1d" officeooo:paragraph-rsid="001aac1d"/>
    </style:style>
    <style:style style:name="P4" style:family="paragraph" style:parent-style-name="Standard">
      <style:paragraph-properties fo:break-before="page"/>
      <style:text-properties style:font-name="Liberation Sans" officeooo:rsid="001aac1d" officeooo:paragraph-rsid="001aac1d"/>
    </style:style>
    <style:style style:name="P5" style:family="paragraph" style:parent-style-name="Standard">
      <style:paragraph-properties fo:break-before="page"/>
      <style:text-properties style:font-name="Liberation Sans" officeooo:rsid="00224215" officeooo:paragraph-rsid="00224215"/>
    </style:style>
    <style:style style:name="P6" style:family="paragraph">
      <loext:graphic-properties draw:fill="none" draw:fill-color="#ffffff"/>
      <style:text-properties style:font-name="Liberation Sans"/>
    </style:style>
    <style:style style:name="T1" style:family="text">
      <style:text-properties style:font-name="Liberation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9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chary Thompson</text:p>
      <text:p text:style-name="P1"><draw:frame draw:style-name="fr4" draw:name="Image1" text:anchor-type="char" svg:y="0.1772in" svg:width="5.3236in" svg:height="9.5689in" draw:z-index="0"><draw:image xlink:href="Pictures/10000000000002960000049B7631DB2CF3075B3B.png" xlink:type="simple" xlink:show="embed" xlink:actuate="onLoad" draw:mime-type="image/png"/></draw:frame></text:p>
      <text:p text:style-name="P2">Code:</text:p>
      <text:p text:style-name="P2"/>
      <text:p text:style-name="P4"><draw:frame draw:style-name="fr3" draw:name="Image2" text:anchor-type="char" svg:x="0.8693in" svg:y="-0.2283in" svg:width="5.1862in" svg:height="9.6972in" draw:z-index="1"><draw:image xlink:href="Pictures/1000000000000293000004C5A4E07987E7750303.png" xlink:type="simple" xlink:show="embed" xlink:actuate="onLoad" draw:mime-type="image/png"/></draw:frame></text:p>
      <text:p text:style-name="P4"><draw:frame draw:style-name="fr2" draw:name="Image3" text:anchor-type="char" svg:width="6.139in" svg:height="7.8217in" draw:z-index="2"><draw:image xlink:href="Pictures/100000000000029700000345F823A41F65F51397.png" xlink:type="simple" xlink:show="embed" xlink:actuate="onLoad" draw:mime-type="image/png"/></draw:frame></text:p>
      <text:p text:style-name="P5"><draw:frame text:anchor-type="paragraph" draw:z-index="6" draw:name="Shape1" draw:style-name="gr1" draw:text-style-name="P6" svg:width="0.7394in" svg:height="1.4969in" svg:x="-0.6618in" svg:y="0.1882in"><draw:text-box><text:p><text:span text:style-name="T1">Regular</text:span></text:p><text:p><text:span text:style-name="T1">Game:</text:span></text:p></draw:text-box></draw:frame><draw:frame text:anchor-type="paragraph" draw:z-index="7" draw:name="Shape1_0" draw:style-name="gr1" draw:text-style-name="P6" svg:width="0.7394in" svg:height="1.4969in" svg:x="-0.6618in" svg:y="0.1882in"><draw:text-box><text:p><text:span text:style-name="T1">Regular</text:span></text:p><text:p><text:span text:style-name="T1">Game:</text:span></text:p></draw:text-box></draw:frame><draw:frame text:anchor-type="paragraph" draw:z-index="8" draw:name="Shape1_1" draw:style-name="gr1" draw:text-style-name="P6" svg:width="0.7394in" svg:height="1.4969in" svg:x="3.4575in" svg:y="0.2063in"><draw:text-box><text:p><text:span text:style-name="T1">Cat’s</text:span></text:p><text:p><text:span text:style-name="T1">Game:</text:span></text:p></draw:text-box></draw:frame><draw:frame draw:style-name="fr1" draw:name="Image4" text:anchor-type="char" svg:x="0.2075in" svg:y="-0.0091in" svg:width="3.1465in" svg:height="9.7075in" draw:z-index="3"><draw:image xlink:href="Pictures/100000000000016D00000466F815E38D241E1C43.png" xlink:type="simple" xlink:show="embed" xlink:actuate="onLoad" draw:mime-type="image/png"/></draw:frame><draw:frame draw:style-name="fr1" draw:name="Image5" text:anchor-type="char" svg:x="4.2819in" svg:y="0in" svg:width="2.7189in" svg:height="9.6984in" draw:z-index="4"><draw:image xlink:href="Pictures/10000000000001720000052817F82AABD502E0BB.png" xlink:type="simple" xlink:show="embed" xlink:actuate="onLoad" draw:mime-type="image/png"/></draw:frame></text:p>
      <text:p text:style-name="P4"><draw:frame draw:style-name="fr1" draw:name="Image6" text:anchor-type="char" svg:x="4.1618in" svg:y="0.0571in" svg:width="2.8244in" svg:height="2.8126in" draw:z-index="5"><draw:image xlink:href="Pictures/10000000000001310000012DE3C5AA50FCEC93C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1T20:29:00.055173170</meta:creation-date>
    <dc:date>2021-03-21T21:30:09.139133369</dc:date>
    <meta:editing-duration>PT30M28S</meta:editing-duration>
    <meta:editing-cycles>8</meta:editing-cycles>
    <meta:generator>LibreOffice/7.1.1.2$Linux_X86_64 LibreOffice_project/10$Build-2</meta:generator>
    <meta:document-statistic meta:table-count="0" meta:image-count="6" meta:object-count="0" meta:page-count="5" meta:paragraph-count="2" meta:word-count="3" meta:character-count="21" meta:non-whitespace-character-count="20"/>
  </office:meta>
</office:document-meta>
</file>